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1db3" officeooo:paragraph-rsid="001d1db3"/>
    </style:style>
    <style:style style:name="P2" style:family="paragraph" style:parent-style-name="Standard" style:list-style-name="L1">
      <style:text-properties officeooo:rsid="001d1db3" officeooo:paragraph-rsid="001d1db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tion for application Write2Me!</text:p>
      <text:p text:style-name="P1">All rights reserved Jakub Wieczorek.</text:p>
      <text:p text:style-name="P1"/>
      <text:p text:style-name="P1">Write2Me! Is simple chat application which enable communicate between users.</text:p>
      <text:p text:style-name="P1"/>
      <text:list xml:id="list7893032680051697435" text:style-name="L1">
        <text:list-item>
          <text:p text:style-name="P2">Sending messages:</text:p>
          <text:p text:style-name="P2">In order to send message click on users who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22:03:00.283058143</meta:creation-date>
    <dc:date>2017-01-01T22:06:43.091545087</dc:date>
    <meta:editing-duration>PT3M44S</meta:editing-duration>
    <meta:editing-cycles>1</meta:editing-cycles>
    <meta:document-statistic meta:table-count="0" meta:image-count="0" meta:object-count="0" meta:page-count="1" meta:paragraph-count="5" meta:word-count="31" meta:character-count="212" meta:non-whitespace-character-count="186"/>
    <meta:generator>LibreOffice/5.1.4.2$Linux_X86_64 LibreOffice_project/10m0$Build-2</meta:generator>
  </office:meta>
</office:document-meta>
</file>